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1.235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Definicion">
      <style:table-properties table:display="true" style:writing-mode="lr-tb"/>
    </style:style>
    <style:style style:name="ta2" style:family="table" style:master-page-name="PageStyle_5f_Seccion_20_1">
      <style:table-properties table:display="true" style:writing-mode="lr-tb"/>
    </style:style>
    <style:style style:name="ta3" style:family="table" style:master-page-name="PageStyle_5f_Seccion_20_2">
      <style:table-properties table:display="true" style:writing-mode="lr-tb"/>
    </style:style>
    <style:style style:name="ta4" style:family="table" style:master-page-name="PageStyle_5f_Seccion_20_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843c0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2e75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solid" svg:stroke-width="0.026cm" svg:stroke-color="#bcbcbc" draw:stroke-linejoin="round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finicio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>
            <draw:custom-shape table:end-cell-address="Definicion.G11" table:end-x="1.142cm" table:end-y="0.008cm" draw:z-index="0" draw:name="CustomShape 1" draw:style-name="gr1" draw:text-style-name="P2" svg:width="12.439cm" svg:height="2.768cm" svg:x="1.764cm" svg:y="0.373cm">
              <text:p text:style-name="P1"><text:span text:style-name="T1">Ec. Posicion Moneda (Eje z) = <text:s/>n*-0,15 - 0,075 + 0,011</text:span></text:p>
              <text:p text:style-name="P1"><text:span text:style-name="T1">n*-0,15 &lt;= -45</text:span></text:p>
              <text:p text:style-name="P1"><text:span text:style-name="T1">n &gt; 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cion 1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3" table:default-cell-style-name="ce1"/>
        <table:table-column table:style-name="co1" table:number-columns-repeated="990" table:default-cell-style-name="ce1"/>
        <table:table-row table:style-name="ro1">
          <table:table-cell office:value-type="string" calcext:value-type="string">
            <text:p>Seccion 1</text:p>
          </table:table-cell>
          <table:table-cell table:style-name="Default" table:number-columns-repeated="33"/>
          <table:table-cell table:number-columns-repeated="990"/>
        </table:table-row>
        <table:table-row table:style-name="ro1" table:number-rows-repeated="3">
          <table:table-cell/>
          <table:table-cell table:style-name="Default" table:number-columns-repeated="33"/>
          <table:table-cell table:number-columns-repeated="990"/>
        </table:table-row>
        <table:table-row table:style-name="ro1">
          <table:table-cell/>
          <table:table-cell table:style-name="ce2" office:value-type="float" office:value="-15" calcext:value-type="float">
            <text:p>-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5" calcext:value-type="float">
            <text:p>-1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4.85" calcext:value-type="float">
            <text:p>-14,8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4.85" calcext:value-type="float">
            <text:p>-14,8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4.7" calcext:value-type="float">
            <text:p>-14,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string" calcext:value-type="string">
            <text:p>ii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4.7" calcext:value-type="float">
            <text:p>-14,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4.55" calcext:value-type="float">
            <text:p>-14,5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4.55" calcext:value-type="float">
            <text:p>-14,5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4.4" calcext:value-type="float">
            <text:p>-14,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4.4" calcext:value-type="float">
            <text:p>-14,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4.25" calcext:value-type="float">
            <text:p>-14,2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4.25" calcext:value-type="float">
            <text:p>-14,2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4.1" calcext:value-type="float">
            <text:p>-14,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4.1" calcext:value-type="float">
            <text:p>-14,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3.95" calcext:value-type="float">
            <text:p>-13,9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3.95" calcext:value-type="float">
            <text:p>-13,9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3.8" calcext:value-type="float">
            <text:p>-13,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3.8" calcext:value-type="float">
            <text:p>-13,8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3.65" calcext:value-type="float">
            <text:p>-13,6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3.65" calcext:value-type="float">
            <text:p>-13,6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3.5" calcext:value-type="float">
            <text:p>-13,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3.5" calcext:value-type="float">
            <text:p>-13,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3.35" calcext:value-type="float">
            <text:p>-13,3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3.35" calcext:value-type="float">
            <text:p>-13,3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3.2" calcext:value-type="float">
            <text:p>-13,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3.2" calcext:value-type="float">
            <text:p>-13,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3.05" calcext:value-type="float">
            <text:p>-13,0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3.05" calcext:value-type="float">
            <text:p>-13,0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2.9" calcext:value-type="float">
            <text:p>-12,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2.9" calcext:value-type="float">
            <text:p>-12,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2.75" calcext:value-type="float">
            <text:p>-12,7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2.75" calcext:value-type="float">
            <text:p>-12,7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2.6" calcext:value-type="float">
            <text:p>-12,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2.6" calcext:value-type="float">
            <text:p>-12,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2.45" calcext:value-type="float">
            <text:p>-12,4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2.45" calcext:value-type="float">
            <text:p>-12,4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2.3" calcext:value-type="float">
            <text:p>-12,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2.3" calcext:value-type="float">
            <text:p>-12,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2.15" calcext:value-type="float">
            <text:p>-12,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2.15" calcext:value-type="float">
            <text:p>-12,1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2" calcext:value-type="float">
            <text:p>-1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5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5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5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6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2" calcext:value-type="float">
            <text:p>-1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1.85" calcext:value-type="float">
            <text:p>-11,8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1.85" calcext:value-type="float">
            <text:p>-11,8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1.7" calcext:value-type="float">
            <text:p>-11,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1.7" calcext:value-type="float">
            <text:p>-11,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1.55" calcext:value-type="float">
            <text:p>-11,5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1.55" calcext:value-type="float">
            <text:p>-11,5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1.4" calcext:value-type="float">
            <text:p>-11,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1.4" calcext:value-type="float">
            <text:p>-11,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1.25" calcext:value-type="float">
            <text:p>-11,2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1.25" calcext:value-type="float">
            <text:p>-11,2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1.1" calcext:value-type="float">
            <text:p>-11,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1.1" calcext:value-type="float">
            <text:p>-11,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0.95" calcext:value-type="float">
            <text:p>-10,9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0.95" calcext:value-type="float">
            <text:p>-10,9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0.8" calcext:value-type="float">
            <text:p>-10,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0.8" calcext:value-type="float">
            <text:p>-10,8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0.65" calcext:value-type="float">
            <text:p>-10,6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0.65" calcext:value-type="float">
            <text:p>-10,6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0.5" calcext:value-type="float">
            <text:p>-10,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0.5" calcext:value-type="float">
            <text:p>-10,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0.35" calcext:value-type="float">
            <text:p>-10,3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0.35" calcext:value-type="float">
            <text:p>-10,3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0.2" calcext:value-type="float">
            <text:p>-10,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0.2" calcext:value-type="float">
            <text:p>-10,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0.05" calcext:value-type="float">
            <text:p>-10,0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0.05" calcext:value-type="float">
            <text:p>-10,0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9.89999999999999" calcext:value-type="float">
            <text:p>-9,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9.89999999999999" calcext:value-type="float">
            <text:p>-9,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9.74999999999999" calcext:value-type="float">
            <text:p>-9,7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9.74999999999999" calcext:value-type="float">
            <text:p>-9,7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9.59999999999999" calcext:value-type="float">
            <text:p>-9,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9.59999999999999" calcext:value-type="float">
            <text:p>-9,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9.44999999999999" calcext:value-type="float">
            <text:p>-9,4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9.44999999999999" calcext:value-type="float">
            <text:p>-9,4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9.29999999999999" calcext:value-type="float">
            <text:p>-9,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9.29999999999999" calcext:value-type="float">
            <text:p>-9,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9.14999999999999" calcext:value-type="float">
            <text:p>-9,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9.14999999999999" calcext:value-type="float">
            <text:p>-9,1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8.99999999999999" calcext:value-type="float">
            <text:p>-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5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5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5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8.99999999999999" calcext:value-type="float">
            <text:p>-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8.84999999999999" calcext:value-type="float">
            <text:p>-8,8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8.84999999999999" calcext:value-type="float">
            <text:p>-8,8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8.69999999999999" calcext:value-type="float">
            <text:p>-8,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8.69999999999999" calcext:value-type="float">
            <text:p>-8,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8.54999999999998" calcext:value-type="float">
            <text:p>-8,5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8.54999999999998" calcext:value-type="float">
            <text:p>-8,5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8.39999999999998" calcext:value-type="float">
            <text:p>-8,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8.39999999999998" calcext:value-type="float">
            <text:p>-8,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8.24999999999998" calcext:value-type="float">
            <text:p>-8,2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8.24999999999998" calcext:value-type="float">
            <text:p>-8,2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8.09999999999998" calcext:value-type="float">
            <text:p>-8,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8.09999999999998" calcext:value-type="float">
            <text:p>-8,1</text:p>
          </table:table-cell>
          <table:table-cell table:number-columns-repeated="990"/>
        </table:table-row>
        <table:table-row table:style-name="ro2">
          <table:table-cell/>
          <table:table-cell table:style-name="ce2" office:value-type="float" office:value="-7.94999999999998" calcext:value-type="float">
            <text:p>-7,9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5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5" office:value-type="float" office:value="-0.15" calcext:value-type="float">
            <text:p>-0,1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7.94999999999998" calcext:value-type="float">
            <text:p>-7,9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7.79999999999998" calcext:value-type="float">
            <text:p>-7,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7.79999999999998" calcext:value-type="float">
            <text:p>-7,8</text:p>
          </table:table-cell>
          <table:table-cell table:number-columns-repeated="990"/>
        </table:table-row>
        <table:table-row table:style-name="ro2">
          <table:table-cell/>
          <table:table-cell table:style-name="ce2" office:value-type="float" office:value="-7.64999999999998" calcext:value-type="float">
            <text:p>-7,6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7.64999999999998" calcext:value-type="float">
            <text:p>-7,65</text:p>
          </table:table-cell>
          <table:table-cell table:number-columns-repeated="990"/>
        </table:table-row>
        <table:table-row table:style-name="ro2">
          <table:table-cell/>
          <table:table-cell table:style-name="ce2" office:value-type="float" office:value="-7.49999999999998" calcext:value-type="float">
            <text:p>-7,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7.49999999999998" calcext:value-type="float">
            <text:p>-7,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7.34999999999998" calcext:value-type="float">
            <text:p>-7,3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7.34999999999998" calcext:value-type="float">
            <text:p>-7,3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7.19999999999998" calcext:value-type="float">
            <text:p>-7,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7.19999999999998" calcext:value-type="float">
            <text:p>-7,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7.04999999999998" calcext:value-type="float">
            <text:p>-7,0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7.04999999999998" calcext:value-type="float">
            <text:p>-7,0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6.89999999999998" calcext:value-type="float">
            <text:p>-6,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6.89999999999998" calcext:value-type="float">
            <text:p>-6,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6.74999999999998" calcext:value-type="float">
            <text:p>-6,7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6.74999999999998" calcext:value-type="float">
            <text:p>-6,7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6.59999999999998" calcext:value-type="float">
            <text:p>-6,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6.59999999999998" calcext:value-type="float">
            <text:p>-6,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6.44999999999998" calcext:value-type="float">
            <text:p>-6,4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6.44999999999998" calcext:value-type="float">
            <text:p>-6,4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6.29999999999998" calcext:value-type="float">
            <text:p>-6,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6.29999999999998" calcext:value-type="float">
            <text:p>-6,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6.14999999999998" calcext:value-type="float">
            <text:p>-6,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6.14999999999998" calcext:value-type="float">
            <text:p>-6,1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5.99999999999998" calcext:value-type="float">
            <text:p>-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5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5.99999999999998" calcext:value-type="float">
            <text:p>-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5.84999999999998" calcext:value-type="float">
            <text:p>-5,8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5.84999999999998" calcext:value-type="float">
            <text:p>-5,8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5.69999999999998" calcext:value-type="float">
            <text:p>-5,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5.69999999999998" calcext:value-type="float">
            <text:p>-5,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5.54999999999998" calcext:value-type="float">
            <text:p>-5,5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5.54999999999998" calcext:value-type="float">
            <text:p>-5,5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5.39999999999998" calcext:value-type="float">
            <text:p>-5,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5.39999999999998" calcext:value-type="float">
            <text:p>-5,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5.24999999999998" calcext:value-type="float">
            <text:p>-5,2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5.24999999999998" calcext:value-type="float">
            <text:p>-5,2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5.09999999999998" calcext:value-type="float">
            <text:p>-5,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5.09999999999998" calcext:value-type="float">
            <text:p>-5,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4.95" calcext:value-type="float">
            <text:p>-4,9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4.95" calcext:value-type="float">
            <text:p>-4,9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4.8" calcext:value-type="float">
            <text:p>-4,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4.8" calcext:value-type="float">
            <text:p>-4,8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4.65" calcext:value-type="float">
            <text:p>-4,6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4.65" calcext:value-type="float">
            <text:p>-4,6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4.5" calcext:value-type="float">
            <text:p>-4,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4.5" calcext:value-type="float">
            <text:p>-4,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4.35" calcext:value-type="float">
            <text:p>-4,3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4.35" calcext:value-type="float">
            <text:p>-4,3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4.2" calcext:value-type="float">
            <text:p>-4,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4.2" calcext:value-type="float">
            <text:p>-4,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4.05" calcext:value-type="float">
            <text:p>-4,0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5" office:value-type="float" office:value="-0.15" calcext:value-type="float">
            <text:p>-0,1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5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5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4.05" calcext:value-type="float">
            <text:p>-4,0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3.9" calcext:value-type="float">
            <text:p>-3,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3.9" calcext:value-type="float">
            <text:p>-3,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3.75" calcext:value-type="float">
            <text:p>-3,7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3.75" calcext:value-type="float">
            <text:p>-3,75</text:p>
          </table:table-cell>
          <table:table-cell table:number-columns-repeated="990"/>
        </table:table-row>
        <table:table-row table:style-name="ro2">
          <table:table-cell/>
          <table:table-cell table:style-name="ce2" office:value-type="float" office:value="-3.6" calcext:value-type="float">
            <text:p>-3,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3.6" calcext:value-type="float">
            <text:p>-3,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3.45" calcext:value-type="float">
            <text:p>-3,4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3.45" calcext:value-type="float">
            <text:p>-3,4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3.3" calcext:value-type="float">
            <text:p>-3,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3.3" calcext:value-type="float">
            <text:p>-3,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3.15" calcext:value-type="float">
            <text:p>-3,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3.15" calcext:value-type="float">
            <text:p>-3,1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3" calcext:value-type="float">
            <text:p>-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3" calcext:value-type="float">
            <text:p>-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.85" calcext:value-type="float">
            <text:p>-2,8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2.85" calcext:value-type="float">
            <text:p>-2,8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.7" calcext:value-type="float">
            <text:p>-2,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2.7" calcext:value-type="float">
            <text:p>-2,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.55" calcext:value-type="float">
            <text:p>-2,5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2.55" calcext:value-type="float">
            <text:p>-2,5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.4" calcext:value-type="float">
            <text:p>-2,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2.4" calcext:value-type="float">
            <text:p>-2,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.25" calcext:value-type="float">
            <text:p>-2,2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2.25" calcext:value-type="float">
            <text:p>-2,2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.1" calcext:value-type="float">
            <text:p>-2,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2.1" calcext:value-type="float">
            <text:p>-2,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.95" calcext:value-type="float">
            <text:p>-1,9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.95" calcext:value-type="float">
            <text:p>-1,9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.8" calcext:value-type="float">
            <text:p>-1,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.8" calcext:value-type="float">
            <text:p>-1,8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.65" calcext:value-type="float">
            <text:p>-1,6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.65" calcext:value-type="float">
            <text:p>-1,6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.5" calcext:value-type="float">
            <text:p>-1,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.5" calcext:value-type="float">
            <text:p>-1,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.35" calcext:value-type="float">
            <text:p>-1,3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.35" calcext:value-type="float">
            <text:p>-1,3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.2" calcext:value-type="float">
            <text:p>-1,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.2" calcext:value-type="float">
            <text:p>-1,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.05" calcext:value-type="float">
            <text:p>-1,0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1.05" calcext:value-type="float">
            <text:p>-1,0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0.9" calcext:value-type="float">
            <text:p>-0,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0.9" calcext:value-type="float">
            <text:p>-0,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0.75" calcext:value-type="float">
            <text:p>-0,7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0.75" calcext:value-type="float">
            <text:p>-0,7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0.6" calcext:value-type="float">
            <text:p>-0,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0.6" calcext:value-type="float">
            <text:p>-0,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0.449999999999999" calcext:value-type="float">
            <text:p>-0,4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0.449999999999999" calcext:value-type="float">
            <text:p>-0,4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0.300000000000001" calcext:value-type="float">
            <text:p>-0,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0.300000000000001" calcext:value-type="float">
            <text:p>-0,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0.15" calcext:value-type="float">
            <text:p>-0,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5" office:value-type="float" office:value="-0.15" calcext:value-type="float">
            <text:p>-0,15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-0.15" calcext:value-type="float">
            <text:p>-0,1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8" office:value-type="float" office:value="2.25" calcext:value-type="float">
            <text:p>2,2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cion 2" table:style-name="ta3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3" table:default-cell-style-name="ce1"/>
        <table:table-column table:style-name="co1" table:number-columns-repeated="990" table:default-cell-style-name="ce1"/>
        <table:table-row table:style-name="ro1">
          <table:table-cell office:value-type="string" calcext:value-type="string">
            <text:p>Seccion 2</text:p>
          </table:table-cell>
          <table:table-cell table:style-name="Default" table:number-columns-repeated="33"/>
          <table:table-cell table:number-columns-repeated="990"/>
        </table:table-row>
        <table:table-row table:style-name="ro1" table:number-rows-repeated="2">
          <table:table-cell/>
          <table:table-cell table:style-name="Default" table:number-columns-repeated="33"/>
          <table:table-cell table:number-columns-repeated="990"/>
        </table:table-row>
        <table:table-row table:style-name="ro1">
          <table:table-cell/>
          <table:table-cell table:style-name="ce10"/>
          <table:table-cell table:style-name="ce11" table:number-columns-repeated="31"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2" office:value-type="float" office:value="-30" calcext:value-type="float">
            <text:p>-30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9.85" calcext:value-type="float">
            <text:p>-29,8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9.85" calcext:value-type="float">
            <text:p>-29,8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9.7" calcext:value-type="float">
            <text:p>-29,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9.7" calcext:value-type="float">
            <text:p>-29,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9.55" calcext:value-type="float">
            <text:p>-29,5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9.55" calcext:value-type="float">
            <text:p>-29,5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9.4" calcext:value-type="float">
            <text:p>-29,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9.4" calcext:value-type="float">
            <text:p>-29,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9.25" calcext:value-type="float">
            <text:p>-29,2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9.25" calcext:value-type="float">
            <text:p>-29,2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9.1" calcext:value-type="float">
            <text:p>-29,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9.1" calcext:value-type="float">
            <text:p>-29,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8.95" calcext:value-type="float">
            <text:p>-28,9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6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8.95" calcext:value-type="float">
            <text:p>-28,9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8.8" calcext:value-type="float">
            <text:p>-28,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8.8" calcext:value-type="float">
            <text:p>-28,8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8.65" calcext:value-type="float">
            <text:p>-28,6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8.65" calcext:value-type="float">
            <text:p>-28,6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8.5" calcext:value-type="float">
            <text:p>-28,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8.5" calcext:value-type="float">
            <text:p>-28,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8.35" calcext:value-type="float">
            <text:p>-28,3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8.35" calcext:value-type="float">
            <text:p>-28,3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8.2" calcext:value-type="float">
            <text:p>-28,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8.2" calcext:value-type="float">
            <text:p>-28,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8.05" calcext:value-type="float">
            <text:p>-28,0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5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5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8.05" calcext:value-type="float">
            <text:p>-28,0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7.9" calcext:value-type="float">
            <text:p>-27,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7.9" calcext:value-type="float">
            <text:p>-27,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7.75" calcext:value-type="float">
            <text:p>-27,7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7.75" calcext:value-type="float">
            <text:p>-27,7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7.6" calcext:value-type="float">
            <text:p>-27,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7.6" calcext:value-type="float">
            <text:p>-27,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7.45" calcext:value-type="float">
            <text:p>-27,4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7.45" calcext:value-type="float">
            <text:p>-27,4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7.3" calcext:value-type="float">
            <text:p>-27,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7.3" calcext:value-type="float">
            <text:p>-27,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7.15" calcext:value-type="float">
            <text:p>-27,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7.15" calcext:value-type="float">
            <text:p>-27,1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7" calcext:value-type="float">
            <text:p>-2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5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7" calcext:value-type="float">
            <text:p>-2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6.85" calcext:value-type="float">
            <text:p>-26,8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6.85" calcext:value-type="float">
            <text:p>-26,8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6.7" calcext:value-type="float">
            <text:p>-26,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6.7" calcext:value-type="float">
            <text:p>-26,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6.55" calcext:value-type="float">
            <text:p>-26,5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6.55" calcext:value-type="float">
            <text:p>-26,5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6.4" calcext:value-type="float">
            <text:p>-26,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6.4" calcext:value-type="float">
            <text:p>-26,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6.25" calcext:value-type="float">
            <text:p>-26,2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6.25" calcext:value-type="float">
            <text:p>-26,2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6.1" calcext:value-type="float">
            <text:p>-26,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6.1" calcext:value-type="float">
            <text:p>-26,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5.95" calcext:value-type="float">
            <text:p>-25,9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5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5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5.95" calcext:value-type="float">
            <text:p>-25,9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5.8" calcext:value-type="float">
            <text:p>-25,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5.8" calcext:value-type="float">
            <text:p>-25,8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5.65" calcext:value-type="float">
            <text:p>-25,6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5.65" calcext:value-type="float">
            <text:p>-25,6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5.5" calcext:value-type="float">
            <text:p>-25,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5.5" calcext:value-type="float">
            <text:p>-25,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5.35" calcext:value-type="float">
            <text:p>-25,3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5.35" calcext:value-type="float">
            <text:p>-25,3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5.2" calcext:value-type="float">
            <text:p>-25,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5.2" calcext:value-type="float">
            <text:p>-25,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5.0500000000001" calcext:value-type="float">
            <text:p>-25,0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6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5.0500000000001" calcext:value-type="float">
            <text:p>-25,0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4.9" calcext:value-type="float">
            <text:p>-24,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4.9" calcext:value-type="float">
            <text:p>-24,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4.75" calcext:value-type="float">
            <text:p>-24,7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4.75" calcext:value-type="float">
            <text:p>-24,7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4.6000000000001" calcext:value-type="float">
            <text:p>-24,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4.6000000000001" calcext:value-type="float">
            <text:p>-24,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4.45" calcext:value-type="float">
            <text:p>-24,4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4.45" calcext:value-type="float">
            <text:p>-24,4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4.3000000000001" calcext:value-type="float">
            <text:p>-24,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4.3000000000001" calcext:value-type="float">
            <text:p>-24,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4.1500000000001" calcext:value-type="float">
            <text:p>-24,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4.1500000000001" calcext:value-type="float">
            <text:p>-24,1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4.0000000000001" calcext:value-type="float">
            <text:p>-2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5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5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4.0000000000001" calcext:value-type="float">
            <text:p>-2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3.8500000000001" calcext:value-type="float">
            <text:p>-23,8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3.8500000000001" calcext:value-type="float">
            <text:p>-23,8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3.7000000000001" calcext:value-type="float">
            <text:p>-23,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3.7000000000001" calcext:value-type="float">
            <text:p>-23,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3.5500000000001" calcext:value-type="float">
            <text:p>-23,5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3.5500000000001" calcext:value-type="float">
            <text:p>-23,5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3.4000000000001" calcext:value-type="float">
            <text:p>-23,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3.4000000000001" calcext:value-type="float">
            <text:p>-23,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3.2500000000001" calcext:value-type="float">
            <text:p>-23,2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3.2500000000001" calcext:value-type="float">
            <text:p>-23,2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3.1000000000001" calcext:value-type="float">
            <text:p>-23,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3.1000000000001" calcext:value-type="float">
            <text:p>-23,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2.9500000000001" calcext:value-type="float">
            <text:p>-22,9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6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5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5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5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2.9500000000001" calcext:value-type="float">
            <text:p>-22,9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2.8000000000001" calcext:value-type="float">
            <text:p>-22,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2.8000000000001" calcext:value-type="float">
            <text:p>-22,8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2.6500000000001" calcext:value-type="float">
            <text:p>-22,6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2.6500000000001" calcext:value-type="float">
            <text:p>-22,6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2.5000000000001" calcext:value-type="float">
            <text:p>-22,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2.5000000000001" calcext:value-type="float">
            <text:p>-22,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2.3500000000001" calcext:value-type="float">
            <text:p>-22,3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2.3500000000001" calcext:value-type="float">
            <text:p>-22,3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2.2000000000001" calcext:value-type="float">
            <text:p>-22,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2.2000000000001" calcext:value-type="float">
            <text:p>-22,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2.0500000000001" calcext:value-type="float">
            <text:p>-22,0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6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2.0500000000001" calcext:value-type="float">
            <text:p>-22,0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1.9000000000001" calcext:value-type="float">
            <text:p>-21,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1.9000000000001" calcext:value-type="float">
            <text:p>-21,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1.7500000000001" calcext:value-type="float">
            <text:p>-21,7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1.7500000000001" calcext:value-type="float">
            <text:p>-21,7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1.6000000000001" calcext:value-type="float">
            <text:p>-21,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1.6000000000001" calcext:value-type="float">
            <text:p>-21,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1.4500000000001" calcext:value-type="float">
            <text:p>-21,4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1.4500000000001" calcext:value-type="float">
            <text:p>-21,4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1.3000000000001" calcext:value-type="float">
            <text:p>-21,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1.3000000000001" calcext:value-type="float">
            <text:p>-21,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1.1500000000001" calcext:value-type="float">
            <text:p>-21,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1.1500000000001" calcext:value-type="float">
            <text:p>-21,1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1.0000000000001" calcext:value-type="float">
            <text:p>-2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1.0000000000001" calcext:value-type="float">
            <text:p>-2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0.8500000000001" calcext:value-type="float">
            <text:p>-20,8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0.8500000000001" calcext:value-type="float">
            <text:p>-20,8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0.7000000000001" calcext:value-type="float">
            <text:p>-20,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0.7000000000001" calcext:value-type="float">
            <text:p>-20,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0.5500000000001" calcext:value-type="float">
            <text:p>-20,5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0.5500000000001" calcext:value-type="float">
            <text:p>-20,5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0.4000000000001" calcext:value-type="float">
            <text:p>-20,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0.4000000000001" calcext:value-type="float">
            <text:p>-20,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0.2500000000001" calcext:value-type="float">
            <text:p>-20,2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0.2500000000001" calcext:value-type="float">
            <text:p>-20,2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20.1000000000001" calcext:value-type="float">
            <text:p>-20,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20.1000000000001" calcext:value-type="float">
            <text:p>-20,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9.9500000000001" calcext:value-type="float">
            <text:p>-19,9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9.9500000000001" calcext:value-type="float">
            <text:p>-19,9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9.8000000000001" calcext:value-type="float">
            <text:p>-19,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9.8000000000001" calcext:value-type="float">
            <text:p>-19,8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9.6500000000001" calcext:value-type="float">
            <text:p>-19,6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9.6500000000001" calcext:value-type="float">
            <text:p>-19,6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9.5000000000001" calcext:value-type="float">
            <text:p>-19,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9.5000000000001" calcext:value-type="float">
            <text:p>-19,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9.3500000000001" calcext:value-type="float">
            <text:p>-19,3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9.3500000000001" calcext:value-type="float">
            <text:p>-19,3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9.2000000000001" calcext:value-type="float">
            <text:p>-19,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9.2000000000001" calcext:value-type="float">
            <text:p>-19,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9.0500000000001" calcext:value-type="float">
            <text:p>-19,0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9.0500000000001" calcext:value-type="float">
            <text:p>-19,0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8.9000000000001" calcext:value-type="float">
            <text:p>-18,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8.9000000000001" calcext:value-type="float">
            <text:p>-18,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8.7500000000001" calcext:value-type="float">
            <text:p>-18,7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8.7500000000001" calcext:value-type="float">
            <text:p>-18,7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8.6000000000001" calcext:value-type="float">
            <text:p>-18,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8.6000000000001" calcext:value-type="float">
            <text:p>-18,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8.4500000000001" calcext:value-type="float">
            <text:p>-18,4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8.4500000000001" calcext:value-type="float">
            <text:p>-18,4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8.3000000000001" calcext:value-type="float">
            <text:p>-18,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8.3000000000001" calcext:value-type="float">
            <text:p>-18,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8.1500000000001" calcext:value-type="float">
            <text:p>-18,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8.1500000000001" calcext:value-type="float">
            <text:p>-18,1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8.0000000000001" calcext:value-type="float">
            <text:p>-1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8.0000000000001" calcext:value-type="float">
            <text:p>-18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7.8500000000001" calcext:value-type="float">
            <text:p>-17,8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7.8500000000001" calcext:value-type="float">
            <text:p>-17,8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7.7000000000001" calcext:value-type="float">
            <text:p>-17,7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7.7000000000001" calcext:value-type="float">
            <text:p>-17,7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7.5500000000001" calcext:value-type="float">
            <text:p>-17,5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7.5500000000001" calcext:value-type="float">
            <text:p>-17,5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7.4000000000001" calcext:value-type="float">
            <text:p>-17,4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7.4000000000001" calcext:value-type="float">
            <text:p>-17,4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7.2500000000001" calcext:value-type="float">
            <text:p>-17,2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7.2500000000001" calcext:value-type="float">
            <text:p>-17,2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7.1000000000001" calcext:value-type="float">
            <text:p>-17,1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7.1000000000001" calcext:value-type="float">
            <text:p>-17,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6.9500000000001" calcext:value-type="float">
            <text:p>-16,9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5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5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5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5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6.9500000000001" calcext:value-type="float">
            <text:p>-16,9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6.8000000000001" calcext:value-type="float">
            <text:p>-16,8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6.8000000000001" calcext:value-type="float">
            <text:p>-16,8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6.6500000000001" calcext:value-type="float">
            <text:p>-16,6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6.6500000000001" calcext:value-type="float">
            <text:p>-16,6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6.5000000000001" calcext:value-type="float">
            <text:p>-16,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6.5000000000001" calcext:value-type="float">
            <text:p>-16,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6.3500000000001" calcext:value-type="float">
            <text:p>-16,3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6.3500000000001" calcext:value-type="float">
            <text:p>-16,3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6.2000000000001" calcext:value-type="float">
            <text:p>-16,2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6.2000000000001" calcext:value-type="float">
            <text:p>-16,2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6.0500000000001" calcext:value-type="float">
            <text:p>-16,0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5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5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5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6.0500000000001" calcext:value-type="float">
            <text:p>-16,0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5.9000000000001" calcext:value-type="float">
            <text:p>-15,9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5.9000000000001" calcext:value-type="float">
            <text:p>-15,9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5.7500000000001" calcext:value-type="float">
            <text:p>-15,7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5.7500000000001" calcext:value-type="float">
            <text:p>-15,7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5.6000000000001" calcext:value-type="float">
            <text:p>-15,6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5.6000000000001" calcext:value-type="float">
            <text:p>-15,6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5.4500000000001" calcext:value-type="float">
            <text:p>-15,4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5.4500000000001" calcext:value-type="float">
            <text:p>-15,45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5.3000000000001" calcext:value-type="float">
            <text:p>-15,3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5.3000000000001" calcext:value-type="float">
            <text:p>-15,3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float" office:value="-15.1500000000001" calcext:value-type="float">
            <text:p>-15,15</text:p>
          </table:table-cell>
          <table:table-cell table:style-name="ce3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15.1500000000001" calcext:value-type="float">
            <text:p>-15,15</text:p>
          </table:table-cell>
          <table:table-cell table:number-columns-repeated="99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cion 3" table:style-name="ta4">
        <office:forms form:automatic-focus="false" form:apply-design-mode="false"/>
        <table:table-column table:style-name="co9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990" table:default-cell-style-name="ce1"/>
        <table:table-row table:style-name="ro1">
          <table:table-cell table:style-name="ce1" office:value-type="string" calcext:value-type="string">
            <text:p>Seccion 3</text:p>
          </table:table-cell>
          <table:table-cell table:style-name="Default" table:number-columns-repeated="33"/>
          <table:table-cell table:number-columns-repeated="990"/>
        </table:table-row>
        <table:table-row table:style-name="ro1" table:number-rows-repeated="2">
          <table:table-cell/>
          <table:table-cell table:style-name="Default" table:number-columns-repeated="33"/>
          <table:table-cell table:number-columns-repeated="990"/>
        </table:table-row>
        <table:table-row table:style-name="ro1">
          <table:table-cell/>
          <table:table-cell table:style-name="ce10"/>
          <table:table-cell table:style-name="ce11" table:number-columns-repeated="31"/>
          <table:table-cell table:style-name="ce12"/>
          <table:table-cell table:number-columns-repeated="990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5" calcext:value-type="float">
            <text:p>-4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4.85" calcext:value-type="float">
            <text:p>-44,8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4.85" calcext:value-type="float">
            <text:p>-44,8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4.7" calcext:value-type="float">
            <text:p>-44,7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4.7" calcext:value-type="float">
            <text:p>-44,7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4.55" calcext:value-type="float">
            <text:p>-44,5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4.55" calcext:value-type="float">
            <text:p>-44,5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4.4" calcext:value-type="float">
            <text:p>-44,4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4.4" calcext:value-type="float">
            <text:p>-44,4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4.25" calcext:value-type="float">
            <text:p>-44,2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4.25" calcext:value-type="float">
            <text:p>-44,2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4.1" calcext:value-type="float">
            <text:p>-44,1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4.1" calcext:value-type="float">
            <text:p>-44,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3.95" calcext:value-type="float">
            <text:p>-43,9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3.95" calcext:value-type="float">
            <text:p>-43,9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3.8" calcext:value-type="float">
            <text:p>-43,8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3.8" calcext:value-type="float">
            <text:p>-43,8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3.65" calcext:value-type="float">
            <text:p>-43,6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3.65" calcext:value-type="float">
            <text:p>-43,6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3.5" calcext:value-type="float">
            <text:p>-43,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3.5" calcext:value-type="float">
            <text:p>-43,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3.35" calcext:value-type="float">
            <text:p>-43,3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3.35" calcext:value-type="float">
            <text:p>-43,3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3.2" calcext:value-type="float">
            <text:p>-43,2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3.2" calcext:value-type="float">
            <text:p>-43,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3.05" calcext:value-type="float">
            <text:p>-43,0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3.05" calcext:value-type="float">
            <text:p>-43,0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2.9" calcext:value-type="float">
            <text:p>-42,9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2.9" calcext:value-type="float">
            <text:p>-42,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2.75" calcext:value-type="float">
            <text:p>-42,7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2.75" calcext:value-type="float">
            <text:p>-42,7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2.6" calcext:value-type="float">
            <text:p>-42,6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2.6" calcext:value-type="float">
            <text:p>-42,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2.45" calcext:value-type="float">
            <text:p>-42,4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2.45" calcext:value-type="float">
            <text:p>-42,4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2.3" calcext:value-type="float">
            <text:p>-42,3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2.3" calcext:value-type="float">
            <text:p>-42,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2.15" calcext:value-type="float">
            <text:p>-42,1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2.15" calcext:value-type="float">
            <text:p>-42,1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5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5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5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5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5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5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5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5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5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5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5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5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2" calcext:value-type="float">
            <text:p>-4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1.85" calcext:value-type="float">
            <text:p>-41,8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1.85" calcext:value-type="float">
            <text:p>-41,8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1.7" calcext:value-type="float">
            <text:p>-41,7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1.7" calcext:value-type="float">
            <text:p>-41,7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1.55" calcext:value-type="float">
            <text:p>-41,5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1.55" calcext:value-type="float">
            <text:p>-41,5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1.4" calcext:value-type="float">
            <text:p>-41,4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1.4" calcext:value-type="float">
            <text:p>-41,4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1.25" calcext:value-type="float">
            <text:p>-41,2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1.25" calcext:value-type="float">
            <text:p>-41,2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1.1" calcext:value-type="float">
            <text:p>-41,1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1.1" calcext:value-type="float">
            <text:p>-41,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0.95" calcext:value-type="float">
            <text:p>-40,9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0.95" calcext:value-type="float">
            <text:p>-40,9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0.8" calcext:value-type="float">
            <text:p>-40,8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0.8" calcext:value-type="float">
            <text:p>-40,8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0.65" calcext:value-type="float">
            <text:p>-40,6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0.65" calcext:value-type="float">
            <text:p>-40,6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0.5" calcext:value-type="float">
            <text:p>-40,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5" office:value-type="float" office:value="-0.15" calcext:value-type="float">
            <text:p>-0,1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0.5" calcext:value-type="float">
            <text:p>-40,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0.35" calcext:value-type="float">
            <text:p>-40,3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0.35" calcext:value-type="float">
            <text:p>-40,3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0.2000000000001" calcext:value-type="float">
            <text:p>-40,2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0.2000000000001" calcext:value-type="float">
            <text:p>-40,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40.05" calcext:value-type="float">
            <text:p>-40,0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40.05" calcext:value-type="float">
            <text:p>-40,0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9.9" calcext:value-type="float">
            <text:p>-39,9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9.9" calcext:value-type="float">
            <text:p>-39,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9.75" calcext:value-type="float">
            <text:p>-39,7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9.75" calcext:value-type="float">
            <text:p>-39,7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9.6000000000001" calcext:value-type="float">
            <text:p>-39,6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9.6000000000001" calcext:value-type="float">
            <text:p>-39,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9.4500000000001" calcext:value-type="float">
            <text:p>-39,4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9.4500000000001" calcext:value-type="float">
            <text:p>-39,4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9.3" calcext:value-type="float">
            <text:p>-39,3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9.3" calcext:value-type="float">
            <text:p>-39,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9.1500000000001" calcext:value-type="float">
            <text:p>-39,1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9.1500000000001" calcext:value-type="float">
            <text:p>-39,1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9.0000000000001" calcext:value-type="float">
            <text:p>-39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6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9.0000000000001" calcext:value-type="float">
            <text:p>-3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8.8500000000001" calcext:value-type="float">
            <text:p>-38,8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8.8500000000001" calcext:value-type="float">
            <text:p>-38,8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8.7000000000001" calcext:value-type="float">
            <text:p>-38,7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8.7000000000001" calcext:value-type="float">
            <text:p>-38,7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8.5500000000001" calcext:value-type="float">
            <text:p>-38,5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8.5500000000001" calcext:value-type="float">
            <text:p>-38,5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8.4000000000001" calcext:value-type="float">
            <text:p>-38,4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8.4000000000001" calcext:value-type="float">
            <text:p>-38,4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8.2500000000001" calcext:value-type="float">
            <text:p>-38,2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8.2500000000001" calcext:value-type="float">
            <text:p>-38,2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8.1000000000001" calcext:value-type="float">
            <text:p>-38,1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8.1000000000001" calcext:value-type="float">
            <text:p>-38,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7.9500000000001" calcext:value-type="float">
            <text:p>-37,9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6" office:value-type="float" office:value="-0.15" calcext:value-type="float">
            <text:p>-0,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5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5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5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7.9500000000001" calcext:value-type="float">
            <text:p>-37,9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7.8000000000001" calcext:value-type="float">
            <text:p>-37,8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7.8000000000001" calcext:value-type="float">
            <text:p>-37,8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7.6500000000001" calcext:value-type="float">
            <text:p>-37,6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7.6500000000001" calcext:value-type="float">
            <text:p>-37,6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7.5000000000001" calcext:value-type="float">
            <text:p>-37,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7.5000000000001" calcext:value-type="float">
            <text:p>-37,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7.3500000000001" calcext:value-type="float">
            <text:p>-37,3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7.3500000000001" calcext:value-type="float">
            <text:p>-37,3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7.2000000000001" calcext:value-type="float">
            <text:p>-37,2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7.2000000000001" calcext:value-type="float">
            <text:p>-37,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7.0500000000001" calcext:value-type="float">
            <text:p>-37,0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6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7.0500000000001" calcext:value-type="float">
            <text:p>-37,0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6.9000000000001" calcext:value-type="float">
            <text:p>-36,9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6.9000000000001" calcext:value-type="float">
            <text:p>-36,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6.7500000000001" calcext:value-type="float">
            <text:p>-36,7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6.7500000000001" calcext:value-type="float">
            <text:p>-36,7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6.6000000000001" calcext:value-type="float">
            <text:p>-36,6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6.6000000000001" calcext:value-type="float">
            <text:p>-36,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6.4500000000001" calcext:value-type="float">
            <text:p>-36,4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6.4500000000001" calcext:value-type="float">
            <text:p>-36,4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6.3000000000001" calcext:value-type="float">
            <text:p>-36,3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6.3000000000001" calcext:value-type="float">
            <text:p>-36,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6.1500000000001" calcext:value-type="float">
            <text:p>-36,1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6.1500000000001" calcext:value-type="float">
            <text:p>-36,1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6.0000000000001" calcext:value-type="float">
            <text:p>-36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5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6.0000000000001" calcext:value-type="float">
            <text:p>-3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5.8500000000001" calcext:value-type="float">
            <text:p>-35,8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5.8500000000001" calcext:value-type="float">
            <text:p>-35,8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5.7000000000001" calcext:value-type="float">
            <text:p>-35,7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5.7000000000001" calcext:value-type="float">
            <text:p>-35,7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5.5500000000001" calcext:value-type="float">
            <text:p>-35,5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5.5500000000001" calcext:value-type="float">
            <text:p>-35,5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5.4000000000001" calcext:value-type="float">
            <text:p>-35,4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5.4000000000001" calcext:value-type="float">
            <text:p>-35,4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5.2500000000001" calcext:value-type="float">
            <text:p>-35,2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5.2500000000001" calcext:value-type="float">
            <text:p>-35,2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5.1000000000001" calcext:value-type="float">
            <text:p>-35,1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5.1000000000001" calcext:value-type="float">
            <text:p>-35,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4.9500000000001" calcext:value-type="float">
            <text:p>-34,9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5" office:value-type="float" office:value="-0.15" calcext:value-type="float">
            <text:p>-0,1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5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6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4.9500000000001" calcext:value-type="float">
            <text:p>-34,9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4.8000000000001" calcext:value-type="float">
            <text:p>-34,8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4.8000000000001" calcext:value-type="float">
            <text:p>-34,8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4.6500000000001" calcext:value-type="float">
            <text:p>-34,6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4.6500000000001" calcext:value-type="float">
            <text:p>-34,6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4.5000000000001" calcext:value-type="float">
            <text:p>-34,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4.5000000000001" calcext:value-type="float">
            <text:p>-34,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4.3500000000001" calcext:value-type="float">
            <text:p>-34,3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4.3500000000001" calcext:value-type="float">
            <text:p>-34,3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4.2000000000001" calcext:value-type="float">
            <text:p>-34,2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4.2000000000001" calcext:value-type="float">
            <text:p>-34,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4.0500000000001" calcext:value-type="float">
            <text:p>-34,0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6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4.0500000000001" calcext:value-type="float">
            <text:p>-34,0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3.9000000000001" calcext:value-type="float">
            <text:p>-33,9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3.9000000000001" calcext:value-type="float">
            <text:p>-33,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3.7500000000001" calcext:value-type="float">
            <text:p>-33,7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3.7500000000001" calcext:value-type="float">
            <text:p>-33,7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3.6000000000001" calcext:value-type="float">
            <text:p>-33,6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3.6000000000001" calcext:value-type="float">
            <text:p>-33,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3.4500000000001" calcext:value-type="float">
            <text:p>-33,4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3.4500000000001" calcext:value-type="float">
            <text:p>-33,4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3.3000000000001" calcext:value-type="float">
            <text:p>-33,3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3.3000000000001" calcext:value-type="float">
            <text:p>-33,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3.1500000000001" calcext:value-type="float">
            <text:p>-33,1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3.1500000000001" calcext:value-type="float">
            <text:p>-33,1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3.0000000000001" calcext:value-type="float">
            <text:p>-33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6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3.0000000000001" calcext:value-type="float">
            <text:p>-3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2.8500000000001" calcext:value-type="float">
            <text:p>-32,8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2.8500000000001" calcext:value-type="float">
            <text:p>-32,8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2.7000000000001" calcext:value-type="float">
            <text:p>-32,7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2.7000000000001" calcext:value-type="float">
            <text:p>-32,7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2.5500000000001" calcext:value-type="float">
            <text:p>-32,5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2.5500000000001" calcext:value-type="float">
            <text:p>-32,5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2.4000000000001" calcext:value-type="float">
            <text:p>-32,4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2.4000000000001" calcext:value-type="float">
            <text:p>-32,4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2.2500000000001" calcext:value-type="float">
            <text:p>-32,2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2.2500000000001" calcext:value-type="float">
            <text:p>-32,2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2.1000000000001" calcext:value-type="float">
            <text:p>-32,1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2.1000000000001" calcext:value-type="float">
            <text:p>-32,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1.9500000000001" calcext:value-type="float">
            <text:p>-31,9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5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5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5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5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1.9500000000001" calcext:value-type="float">
            <text:p>-31,9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1.8000000000001" calcext:value-type="float">
            <text:p>-31,8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1.8000000000001" calcext:value-type="float">
            <text:p>-31,8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1.6500000000001" calcext:value-type="float">
            <text:p>-31,6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1.6500000000001" calcext:value-type="float">
            <text:p>-31,6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1.5000000000001" calcext:value-type="float">
            <text:p>-31,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1.5000000000001" calcext:value-type="float">
            <text:p>-31,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1.3500000000001" calcext:value-type="float">
            <text:p>-31,3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1.3500000000001" calcext:value-type="float">
            <text:p>-31,3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1.2000000000001" calcext:value-type="float">
            <text:p>-31,2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1.2000000000001" calcext:value-type="float">
            <text:p>-31,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1.0500000000001" calcext:value-type="float">
            <text:p>-31,0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1.0500000000001" calcext:value-type="float">
            <text:p>-31,0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0.9000000000001" calcext:value-type="float">
            <text:p>-30,9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0.9000000000001" calcext:value-type="float">
            <text:p>-30,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0.7500000000001" calcext:value-type="float">
            <text:p>-30,7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0.7500000000001" calcext:value-type="float">
            <text:p>-30,7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0.6000000000001" calcext:value-type="float">
            <text:p>-30,6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0.6000000000001" calcext:value-type="float">
            <text:p>-30,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0.4500000000001" calcext:value-type="float">
            <text:p>-30,4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0.4500000000001" calcext:value-type="float">
            <text:p>-30,4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0.3000000000001" calcext:value-type="float">
            <text:p>-30,3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0.3000000000001" calcext:value-type="float">
            <text:p>-30,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-30.1500000000001" calcext:value-type="float">
            <text:p>-30,15</text:p>
          </table:table-cell>
          <table:table-cell table:style-name="ce4" office:value-type="float" office:value="-2.25" calcext:value-type="float">
            <text:p>-2,25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-1.95" calcext:value-type="float">
            <text:p>-1,95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-1.65" calcext:value-type="float">
            <text:p>-1,65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1.35" calcext:value-type="float">
            <text:p>-1,35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-1.05" calcext:value-type="float">
            <text:p>-1,05</text:p>
          </table:table-cell>
          <table:table-cell table:style-name="ce4" office:value-type="float" office:value="-0.9" calcext:value-type="float">
            <text:p>-0,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-0.45" calcext:value-type="float">
            <text:p>-0,45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-0.15" calcext:value-type="float">
            <text:p>-0,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5" calcext:value-type="float">
            <text:p>1,3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95" calcext:value-type="float">
            <text:p>1,95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25" calcext:value-type="float">
            <text:p>2,25</text:p>
          </table:table-cell>
          <table:table-cell table:style-name="ce12" office:value-type="float" office:value="-30.1500000000001" calcext:value-type="float">
            <text:p>-30,15</text:p>
          </table:table-cell>
          <table:table-cell table:number-columns-repeated="99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currency-style style:name="N10103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10103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10103P0"/>
    </number:currency-style>
    <number:currency-style style:name="N10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10104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10106P0"/>
    </number:currency-style>
    <number:date-style style:name="N10107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CL">
      <number:month number:textual="true"/>
      <number:text>-</number:text>
      <number:year/>
    </number:date-style>
    <number:time-style style:name="N10109" number:language="es" number:country="CL">
      <number:hours/>
      <number:text>:</number:text>
      <number:minutes number:style="long"/>
      <number:text> </number:text>
      <number:am-pm/>
    </number:time-style>
    <number:time-style style:name="N10110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</number:time-style>
    <number:time-style style:name="N10112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3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4P0" style:volatile="true" number:language="es" number:country="CL">
      <number:number number:decimal-places="0" number:min-integer-digits="1" number:grouping="true"/>
    </number:number-style>
    <number:number-style style:name="N10114" number:language="es" number:country="CL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CL">
      <number:number number:decimal-places="0" number:min-integer-digits="1" number:grouping="true"/>
    </number:number-style>
    <number:number-style style:name="N10115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2" number:min-integer-digits="1" number:grouping="true"/>
    </number:number-style>
    <number:number-style style:name="N10116" number:language="es" number:country="CL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number:min-integer-digits="1" number:grouping="true"/>
    </number:number-style>
    <number:number-style style:name="N10117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CL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8P2" style:volatile="true" number:language="es" number:country="CL">
      <number:text> </number:text>
      <loext:fill-character> </loext:fill-character>
      <number:text>- </number:text>
    </number:number-style>
    <number:text-style style:name="N10118" number:language="es" number:country="CL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CL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CL">
      <number:text>-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2" style:volatile="true" number:language="es" number:country="CL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L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CL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0P2" style:volatile="true" number:language="es" number:country="CL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CL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CL">
      <number:text>-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2" style:volatile="true" number:language="es" number:country="CL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finicion" style:display-name="PageStyle_Defini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cion_20_1" style:display-name="PageStyle_Secci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cion_20_2" style:display-name="PageStyle_Secci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cion_20_3" style:display-name="PageStyle_Seccion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8:28:42</meta:creation-date>
    <meta:initial-creator>eidepozo</meta:initial-creator>
    <dc:language>es-CL</dc:language>
    <dc:date>2016-12-15T17:13:00.683504754</dc:date>
    <meta:editing-cycles>0</meta:editing-cycles>
    <meta:editing-duration>P0D</meta:editing-duration>
    <meta:generator>LibreOffice/4.2.8.2$Linux_X86_64 LibreOffice_project/420m0$Build-2</meta:generator>
    <meta:document-statistic meta:table-count="4" meta:cell-count="9936" meta:object-count="1"/>
  </office:meta>
</office:document-meta>
</file>